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3]-[.F13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3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19.973978168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19.97781338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8-01T14:40:20.289198021</dc:date>
    <dc:language>pt-PT</dc:language>
    <meta:editing-cycles>660</meta:editing-cycles>
    <meta:editing-duration>P3DT15H12M37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